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 style:text-underline-style="solid" style:text-underline-type="single"/>
    </style:style>
    <style:style style:name="co1" style:family="table-column">
      <style:table-column-properties fo:break-before="auto" style:column-width="14.1287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4">
            <text:p>0,5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4">
            <text:p>2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ÑADIR REQUISITOS A REPOSITORIO</text:p>
          </table:table-cell>
          <table:table-cell office:value-type="string" table:style-name="ce6">
            <text:p>DAVID</text:p>
          </table:table-cell>
          <table:table-cell office:value-type="float" office:value="8.3333333333333329E-2" table:formula="of:=5/60" table:style-name="ce5">
            <text:p>0,08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TDD EN PYTHON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1.2" table:style-name="ce6">
            <text:p>1,2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ICIALIZAR PROYECTO POETRY PYTHON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33333333333333331" table:formula="of:=20/60" table:style-name="ce5">
            <text:p>0,33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EER DOCUMENTACIÓN WEB3 PYTHON</text:p>
          </table:table-cell>
          <table:table-cell office:value-type="string" table:style-name="ce6">
            <text:p>DAVID</text:p>
          </table:table-cell>
          <table:table-cell office:value-type="float" office:value="3" table:style-name="ce6">
            <text:p>3</text:p>
          </table:table-cell>
          <table:table-cell office:value-type="float" office:value="1.41" table:style-name="ce6">
            <text:p>1,4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INICIALIZACIÓN DE LA APP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OBTENCIÓN DE IP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8" table:formula="of:=48/60" table:style-name="ce6">
            <text:p>0,8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REAR DEMO</text:p>
          </table:table-cell>
          <table:table-cell office:value-type="string" table:style-name="ce6">
            <text:p>DAVID</text:p>
          </table:table-cell>
          <table:table-cell office:value-type="float" office:value="0.16666666666666666" table:formula="of:=10/60" table:style-name="ce5">
            <text:p>0,17</text:p>
          </table:table-cell>
          <table:table-cell office:value-type="float" office:value="0.33333333333333331" table:formula="of:=20/60" table:style-name="ce5">
            <text:p>0,33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CRUD EN PYTHON</text:p>
          </table:table-cell>
          <table:table-cell office:value-type="string" table:style-name="ce6">
            <text:p>PABLO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7">
            <text:p>1,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PERSISTENCIA USUARIO</text:p>
          </table:table-cell>
          <table:table-cell office:value-type="string" table:style-name="ce6">
            <text:p>PABLO</text:p>
          </table:table-cell>
          <table:table-cell office:value-type="float" office:value="2" table:style-name="ce6">
            <text:p>2</text:p>
          </table:table-cell>
          <table:table-cell office:value-type="float" office:value="1.05" table:style-name="ce6">
            <text:p>1,05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FILE_MANAGER</text:p>
          </table:table-cell>
          <table:table-cell office:value-type="string" table:style-name="ce6">
            <text:p>PABLO</text:p>
          </table:table-cell>
          <table:table-cell office:value-type="float" office:value="0.5" table:style-name="ce6">
            <text:p>0,5</text:p>
          </table:table-cell>
          <table:table-cell office:value-type="float" office:value="1.1666666666666667" table:formula="of:=(70/60)" table:style-name="ce6">
            <text:p>1,16666666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Blockchain Dev</text:p>
          </table:table-cell>
          <table:table-cell office:value-type="string" table:style-name="ce6">
            <text:p>LUIS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LImpl – Investigation</text:p>
          </table:table-cell>
          <table:table-cell office:value-type="string" table:style-name="ce6">
            <text:p>LUI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ALLE</text:p>
          </table:table-cell>
          <table:table-cell office:value-type="string" table:style-name="ce6">
            <text:p>LUI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6">
            <text:p>BILLETERA CRYPTO</text:p>
          </table:table-cell>
          <table:table-cell office:value-type="string" table:style-name="ce6">
            <text:p>LUIS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OMPARTIR NOMBRE USUARIO O HASH O QR</text:p>
          </table:table-cell>
          <table:table-cell table:style-name="ce6"/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LMACENAMIENTO LOCAL</text:p>
          </table:table-cell>
          <table:table-cell office:value-type="string" table:style-name="ce6">
            <text:p>PABLO</text:p>
          </table:table-cell>
          <table:table-cell table:number-columns-repeated="2"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IFRADO MENSAJES</text:p>
          </table:table-cell>
          <table:table-cell table:number-columns-repeated="3"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MENSAJES ENTRE USUARIOS</text:p>
          </table:table-cell>
          <table:table-cell office:value-type="string" table:style-name="ce6">
            <text:p>DAVID</text:p>
          </table:table-cell>
          <table:table-cell table:number-columns-repeated="2"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TERFAZ DE CHAT - FRONTEND DISEÑO</text:p>
          </table:table-cell>
          <table:table-cell office:value-type="string" table:style-name="ce6">
            <text:p>CRIS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TERFAZ DE CHAT - FRONTEND</text:p>
          </table:table-cell>
          <table:table-cell office:value-type="string" table:style-name="ce6">
            <text:p>CRIS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TERFAZ DE CHAT - BACKEND</text:p>
          </table:table-cell>
          <table:table-cell table:number-columns-repeated="3"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IFRADO MENSAJES ENVIADOS</text:p>
          </table:table-cell>
          <table:table-cell table:number-columns-repeated="3"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TENTO DE ENVIO DE MENSAJE SI UN USUARIO NO ESTÁ CONECTADO HASTA QUE SE CONECTE</text:p>
          </table:table-cell>
          <table:table-cell table:style-name="ce6"/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PENDIENTE</text:p>
          </table:table-cell>
          <table:table-cell table:number-columns-repeated="16379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dc:creator>Balsalobre Herráez, Cristina</dc:creator>
    <dc:date>2022-10-07T11:16:33Z</dc:date>
    <meta:editing-cycles>15</meta:editing-cycles>
    <meta:editing-duration>PT7251S</meta:editing-duration>
  </office:meta>
</office:document-meta>
</file>